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1b2055" officeooo:paragraph-rsid="001b205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2b54bb"/>
    </style:style>
    <style:style style:name="P3" style:family="paragraph" style:parent-style-name="Standard">
      <style:paragraph-properties fo:text-align="start" style:justify-single-word="false"/>
      <style:text-properties officeooo:rsid="002b54bb" officeooo:paragraph-rsid="002b54bb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rsid="001c60af" officeooo:paragraph-rsid="002b54bb"/>
    </style:style>
    <style:style style:name="P5" style:family="paragraph" style:parent-style-name="Standard">
      <style:paragraph-properties fo:text-align="start" style:justify-single-word="false"/>
      <style:text-properties style:font-name="DejaVu Sans Condensed" officeooo:rsid="001d7075" officeooo:paragraph-rsid="002aec71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DejaVu Sans Condensed" officeooo:rsid="002b54bb" officeooo:paragraph-rsid="002b54bb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officeooo:rsid="002ba4f1" officeooo:paragraph-rsid="002ba4f1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d7075" officeooo:paragraph-rsid="002aec71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aec71"/>
    </style:style>
    <style:style style:name="T1" style:family="text">
      <style:text-properties officeooo:rsid="001c188a"/>
    </style:style>
    <style:style style:name="T2" style:family="text">
      <style:text-properties officeooo:rsid="0023c543"/>
    </style:style>
    <style:style style:name="T3" style:family="text">
      <style:text-properties officeooo:rsid="00292ea4"/>
    </style:style>
    <style:style style:name="T4" style:family="text">
      <style:text-properties style:font-name="DejaVu Sans Condensed"/>
    </style:style>
    <style:style style:name="T5" style:family="text">
      <style:text-properties style:font-name="DejaVu Sans Condensed" officeooo:rsid="001c60af"/>
    </style:style>
    <style:style style:name="T6" style:family="text">
      <style:text-properties style:font-name="DejaVu Sans Condensed" fo:font-weight="bold" style:font-weight-asian="bold" style:font-weight-complex="bold"/>
    </style:style>
    <style:style style:name="T7" style:family="text">
      <style:text-properties style:font-name="DejaVu Sans Condensed" fo:font-weight="bold" officeooo:rsid="001d7075" style:font-weight-asian="bold" style:font-weight-complex="bold"/>
    </style:style>
    <style:style style:name="T8" style:family="text">
      <style:text-properties style:font-name="DejaVu Sans Condensed" officeooo:rsid="001d7075"/>
    </style:style>
    <style:style style:name="T9" style:family="text">
      <style:text-properties style:font-name="DejaVu Sans Condensed" officeooo:rsid="002b54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6</text:span><text:span text:style-name="T3">0</text:span><text:span text:style-name="T2">1</text:span><text:span text:style-name="T1"> - </text:span>Notes, Quirks, and Trivia</text:p>
      <text:p text:style-name="P4"/>
      <text:p text:style-name="P2"><text:span text:style-name="T5">G</text:span><text:span text:style-name="T9">eneral Helicopter combat</text:span></text:p>
      <text:list xml:id="list2737986911" text:style-name="L1">
        <text:list-item>
          <text:p text:style-name="P8"><text:span text:style-name="T5">S</text:span><text:span text:style-name="T4">tay </text:span><text:span text:style-name="T6">under 15 m</text:span><text:span text:style-name="T4">, preferably under 10 m, to avoid all SAMs.</text:span></text:p>
        </text:list-item>
        <text:list-item>
          <text:p text:style-name="P8"><text:span text:style-name="T4">Don't get closer than about </text:span><text:span text:style-name="T6">4.5 km</text:span><text:span text:style-name="T4"> to anything with guided missiles (e.g. tanks, APCs, IFVs).</text:span></text:p>
        </text:list-item>
        <text:list-item>
          <text:p text:style-name="P9"><text:span text:style-name="T8">Don't get closer than about </text:span><text:span text:style-name="T7">2.5 km</text:span><text:span text:style-name="T8"> to anything with a significant AAA gun (e.g. Shilka, Gepard, M163, etc.)</text:span></text:p>
        </text:list-item>
      </text:list>
      <text:p text:style-name="P5"/>
      <text:p text:style-name="P3"><text:span text:style-name="T8">A</text:span><text:span text:style-name="T4">pache-specific</text:span></text:p>
      <text:list xml:id="list2408563013" text:style-name="L2">
        <text:list-item>
          <text:p text:style-name="P6">The keyboard unit can be used as a calculator with *, /, +, and - buttons, and = (ENTER).</text:p>
        </text:list-item>
        <text:list-item>
          <text:p text:style-name="P7">General crew responsibilites:</text:p>
          <text:list>
            <text:list-item>
              <text:p text:style-name="P7">CPG:</text:p>
              <text:list>
                <text:list-item>
                  <text:p text:style-name="P7">Searching and acquiring, identifying, lasing, and storing targets or points of interest.</text:p>
                </text:list-item>
                <text:list-item>
                  <text:p text:style-name="P7">Update aircraft navigation and routing or direct-to point.</text:p>
                </text:list-item>
                <text:list-item>
                  <text:p text:style-name="P7">Tune radio frequencies.</text:p>
                </text:list-item>
                <text:list-item>
                  <text:p text:style-name="P7">Communication with other units and coordination with other CPGs on targets and areas of fire.</text:p>
                </text:list-item>
              </text:list>
            </text:list-item>
            <text:list-item>
              <text:p text:style-name="P7">PLT:</text:p>
              <text:list>
                <text:list-item>
                  <text:p text:style-name="P7">Fly to best position CPG for using the sensors and weapons.</text:p>
                </text:list-item>
                <text:list-item>
                  <text:p text:style-name="P7">Maintain SA and tactical situation, maneuver as needed to keep sensors and weapons in limits.</text:p>
                </text:list-item>
                <text:list-item>
                  <text:p text:style-name="P7">Watch and secure immediate surroundings, use gun for pop-up threats.</text:p>
                </text:list-item>
              </text:list>
            </text:list-item>
          </text:list>
        </text:list-item>
        <text:list-item>
          <text:p text:style-name="P7">2-ship flights, the basic unit:</text:p>
          <text:list>
            <text:list-item>
              <text:p text:style-name="P7">Distance between aircraft may be as little as 2-5 rotor discs or as much as a kilometer or more.</text:p>
            </text:list-item>
            <text:list-item>
              <text:p text:style-name="P7">Aircraft should be close enough to be mutually supporting.</text:p>
            </text:list-item>
            <text:list-item>
              <text:p text:style-name="P7">"Combat Cruise" formation is echelon, with enough room to allow Lead to maneuver freely.</text:p>
            </text:list-item>
            <text:list-item>
              <text:p text:style-name="P7">"Combat Spread" formation is line-abreast.</text:p>
            </text:list-item>
          </text:list>
        </text:list-item>
        <text:list-item>
          <text:p text:style-name="P7">Terrain flight modes:</text:p>
          <text:list>
            <text:list-item>
              <text:p text:style-name="P7">NOE (Nap Of the Earth) -- Less than 25 ft above highest obstacle. <text:s/>Use Bounding Overwatch, don't go further than your suppression weapon can cover.</text:p>
            </text:list-item>
            <text:list-item>
              <text:p text:style-name="P7">Contour -- 25 to 80 ft above highest obstacle. <text:s/>Use Traveling Overwatch and Combat Cruise formation.</text:p>
            </text:list-item>
            <text:list-item>
              <text:p text:style-name="P7">Low-level -- 80 to 200 ft above highest obstacle, usually level high-speed flight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4T22:21:23.740000000</dc:date>
    <meta:editing-duration>PT4H43M51S</meta:editing-duration>
    <meta:editing-cycles>3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6" meta:word-count="287" meta:character-count="1625" meta:non-whitespace-character-count="1385"/>
  </office:meta>
</office:document-meta>
</file>